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pdates for XML DNS after full implementation at LPL:</text:h>
      <text:p text:style-name="P1">Last update 9/11/08</text:p>
      <text:p text:style-name="P1"/>
      <text:p text:style-name="P2">Kerberos records for systems as a segue into NFSv4 support</text:p>
      <text:p text:style-name="P2"/>
      <text:p text:style-name="P2">SPF records for himails</text:p>
      <text:p text:style-name="P2"/>
      <text:p text:style-name="P2">Round-Robin DNS for himail1/himail2</text:p>
      <text:p text:style-name="P2"/>
      <text:p text:style-name="P2">Round-Robin DNS for pirlmail1/pirlmail2</text:p>
      <text:p text:style-name="P2"><text:tab/>nope. <text:s/>pirlmail cname should eventually point to pirlmail1, no round robin.</text:p>
      <text:p text:style-name="P2"><text:tab/>pirlmail2 will just bring up an ip address of pirlmail1 if it needs to be brought up.</text:p>
      <text:p text:style-name="P2"/>
      <text:p text:style-name="P2">Round-Robin DNS for hirise.lpl.arizona.edu</text:p>
      <text:p text:style-name="P2"/>
      <text:p text:style-name="P2">Round-Robin DNS for pirlwww.lpl.arizona.edu</text:p>
      <text:p text:style-name="P2"/>
      <text:p text:style-name="P2">Round-Robin DNS for VPN servers.</text:p>
      <text:p text:style-name="P2"/>
      <text:p text:style-name="P2">IPv6 records published on SonettNet</text:p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list-level-position-and-space-mode="label-width-and-position" text:min-label-distance="0.15in"/>
      </text:outline-level-style>
      <text:outline-level-style text:level="2" style:num-format="">
        <style:list-level-properties text:list-level-position-and-space-mode="label-width-and-position" text:min-label-distance="0.15in"/>
      </text:outline-level-style>
      <text:outline-level-style text:level="3" style:num-format="">
        <style:list-level-properties text:list-level-position-and-space-mode="label-width-and-position" text:min-label-distance="0.15in"/>
      </text:outline-level-style>
      <text:outline-level-style text:level="4" style:num-format="">
        <style:list-level-properties text:list-level-position-and-space-mode="label-width-and-position" text:min-label-distance="0.15in"/>
      </text:outline-level-style>
      <text:outline-level-style text:level="5" style:num-format="">
        <style:list-level-properties text:list-level-position-and-space-mode="label-width-and-position" text:min-label-distance="0.15in"/>
      </text:outline-level-style>
      <text:outline-level-style text:level="6" style:num-format="">
        <style:list-level-properties text:list-level-position-and-space-mode="label-width-and-position" text:min-label-distance="0.15in"/>
      </text:outline-level-style>
      <text:outline-level-style text:level="7" style:num-format="">
        <style:list-level-properties text:list-level-position-and-space-mode="label-width-and-position" text:min-label-distance="0.15in"/>
      </text:outline-level-style>
      <text:outline-level-style text:level="8" style:num-format="">
        <style:list-level-properties text:list-level-position-and-space-mode="label-width-and-position" text:min-label-distance="0.15in"/>
      </text:outline-level-style>
      <text:outline-level-style text:level="9" style:num-format="">
        <style:list-level-properties text:list-level-position-and-space-mode="label-width-and-position" text:min-label-distance="0.15in"/>
      </text:outline-level-style>
      <text:outline-level-style text:level="10" style:num-format="">
        <style:list-level-properties text:list-level-position-and-space-mode="label-width-and-position"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initial-creator>Joe Plassmann</meta:initial-creator>
    <meta:creation-date>2008-09-11T19:16:35</meta:creation-date>
    <dc:date>2008-09-12T10:03:26</dc:date>
    <dc:language>en-US</dc:language>
    <meta:editing-cycles>4</meta:editing-cycles>
    <meta:editing-duration>PT00H09M08S</meta:editing-duration>
    <meta:document-statistic meta:table-count="0" meta:image-count="0" meta:object-count="0" meta:page-count="1" meta:paragraph-count="12" meta:word-count="80" meta:character-count="541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